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5B000000485DC43FB8E43D90F0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anumBarunGothic" svg:font-family="NanumBarunGothic, 'Apple SD GOthic Neo', san-serif"/>
    <style:font-face style:name="Arial1" svg:font-family="Arial" style:font-family-generic="swiss"/>
    <style:font-face style:name="맑은 고딕" svg:font-family="'맑은 고딕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나눔고딕" svg:font-family="나눔고딕" style:font-family-generic="system" style:font-pitch="variable"/>
    <style:font-face style:name="맑은 고딕1" svg:font-family="'맑은 고딕'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표1" style:family="table">
      <style:table-properties style:width="16.42cm" fo:margin-left="-0.191cm" fo:margin-top="0cm" fo:margin-bottom="0cm" table:align="left" style:writing-mode="lr-tb"/>
    </style:style>
    <style:style style:name="표1.A" style:family="table-column">
      <style:table-column-properties style:column-width="4.299cm"/>
    </style:style>
    <style:style style:name="표1.B" style:family="table-column">
      <style:table-column-properties style:column-width="12.121cm"/>
    </style:style>
    <style:style style:name="표1.1" style:family="table-row">
      <style:table-row-properties style:min-row-height="0.914cm" fo:keep-together="auto"/>
    </style:style>
    <style:style style:name="표1.A1" style:family="table-cell">
      <style:table-cell-properties style:vertical-align="middle" fo:background-color="#f2f2f2" fo:padding-left="0.191cm" fo:padding-right="0.191cm" fo:padding-top="0cm" fo:padding-bottom="0cm" fo:border-left="none" fo:border-right="none" fo:border-top="0.5pt solid #7f7f7f" fo:border-bottom="0.5pt solid #7f7f7f">
        <style:background-image/>
      </style:table-cell-properties>
    </style:style>
    <style:style style:name="표1.B1" style:family="table-cell">
      <style:table-cell-properties fo:padding-left="0.191cm" fo:padding-right="0.191cm" fo:padding-top="0cm" fo:padding-bottom="0cm" fo:border-left="none" fo:border-right="none" fo:border-top="0.5pt solid #7f7f7f" fo:border-bottom="0.5pt solid #7f7f7f"/>
    </style:style>
    <style:style style:name="표1.2" style:family="table-row">
      <style:table-row-properties style:min-row-height="1.824cm" fo:keep-together="auto"/>
    </style:style>
    <style:style style:name="표1.B2" style:family="table-cell">
      <style:table-cell-properties fo:padding-left="0.191cm" fo:padding-right="0.191cm" fo:padding-top="0cm" fo:padding-bottom="0cm" fo:border-left="none" fo:border-right="none" fo:border-top="0.5pt solid #7f7f7f" fo:border-bottom="0.5pt solid #7f7f7f"/>
    </style:style>
    <style:style style:name="표1.3" style:family="table-row">
      <style:table-row-properties style:min-row-height="4.133cm" fo:keep-together="auto"/>
    </style:style>
    <style:style style:name="표1.A3" style:family="table-cell">
      <style:table-cell-properties style:vertical-align="middle" fo:background-color="#f2f2f2" fo:padding-left="0.191cm" fo:padding-right="0.191cm" fo:padding-top="0cm" fo:padding-bottom="0cm" fo:border="none">
        <style:background-image/>
      </style:table-cell-properties>
    </style:style>
    <style:style style:name="표1.B3" style:family="table-cell">
      <style:table-cell-properties fo:padding-left="0.191cm" fo:padding-right="0.191cm" fo:padding-top="0cm" fo:padding-bottom="0cm" fo:border="none"/>
    </style:style>
    <style:style style:name="표1.4" style:family="table-row">
      <style:table-row-properties style:min-row-height="8.964cm" fo:keep-together="auto"/>
    </style:style>
    <style:style style:name="표1.B4" style:family="table-cell">
      <style:table-cell-properties fo:padding-left="0.191cm" fo:padding-right="0.191cm" fo:padding-top="0cm" fo:padding-bottom="0cm" fo:border-left="none" fo:border-right="none" fo:border-top="0.5pt solid #7f7f7f" fo:border-bottom="0.5pt solid #7f7f7f"/>
    </style:style>
    <style:style style:name="P1" style:family="paragraph" style:parent-style-name="Header">
      <style:text-properties fo:font-size="9pt" fo:font-weight="bold" style:font-size-asian="9pt" style:font-weight-asian="bold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paragraph-properties fo:text-align="end" style:justify-single-word="false"/>
      <style:text-properties fo:font-size="5pt" fo:letter-spacing="-0.018cm" style:font-size-asian="5pt" style:font-size-complex="10pt"/>
    </style:style>
    <style:style style:name="P5" style:family="paragraph" style:parent-style-name="Standard">
      <style:paragraph-properties fo:text-align="end" style:justify-single-word="false"/>
      <style:text-properties fo:color="#000000" style:font-name="맑은 고딕" fo:letter-spacing="-0.018cm" fo:language="ko" fo:country="KR" fo:font-weight="bold" style:letter-kerning="false" style:font-name-asian="맑은 고딕1" style:font-weight-asian="bold" style:font-name-complex="나눔고딕" style:font-size-complex="9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 fo:orphans="2" fo:widows="2"/>
      <style:text-properties fo:font-weight="bold" officeooo:rsid="0002c5db" officeooo:paragraph-rsid="0002c5db" style:font-weight-asian="bold" style:font-size-complex="10pt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 fo:orphans="2" fo:widows="2"/>
      <style:text-properties style:font-size-complex="10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 fo:orphans="2" fo:widows="2"/>
      <style:text-properties fo:font-size="11pt" fo:letter-spacing="-0.018cm" fo:font-weight="bold" style:font-size-asian="11pt" style:font-weight-asian="bold" style:font-size-complex="10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 fo:orphans="2" fo:widows="2"/>
      <style:text-properties fo:font-size="9pt" fo:letter-spacing="-0.018cm" fo:font-weight="normal" style:font-size-asian="9pt" style:font-weight-asian="normal" style:font-size-complex="10pt" style:font-weight-complex="bold"/>
    </style:style>
    <style:style style:name="P10" style:family="paragraph" style:parent-style-name="List_20_Paragraph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officeooo:rsid="00049b73" officeooo:paragraph-rsid="00049b73" style:font-size-complex="10pt"/>
    </style:style>
    <style:style style:name="P11" style:family="paragraph" style:parent-style-name="List_20_Paragraph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officeooo:rsid="0006125c" officeooo:paragraph-rsid="0006125c" style:font-size-complex="10pt"/>
    </style:style>
    <style:style style:name="P12" style:family="paragraph" style:parent-style-name="Standard">
      <style:paragraph-properties fo:margin-left="0cm" fo:margin-right="0cm" fo:text-align="end" style:justify-single-word="false" fo:text-indent="0.344cm" style:auto-text-indent="false"/>
      <style:text-properties fo:letter-spacing="-0.018cm" fo:font-weight="bold" style:font-weight-asian="bold" style:font-size-complex="10pt"/>
    </style:style>
    <style:style style:name="P13" style:family="paragraph" style:parent-style-name="Standard" style:master-page-name="Standard">
      <style:paragraph-properties fo:text-align="start" style:justify-single-word="false" style:page-number="1"/>
      <style:text-properties fo:font-size="18pt" fo:letter-spacing="-0.018cm" fo:font-weight="bold" style:font-size-asian="18pt" style:font-weight-asian="bold"/>
    </style:style>
    <style:style style:name="P14" style:family="paragraph" style:parent-style-name="Standard">
      <style:paragraph-properties fo:margin-top="0cm" fo:margin-bottom="0cm" loext:contextual-spacing="false" fo:line-height="100%" fo:text-align="start" style:justify-single-word="false" fo:orphans="2" fo:widows="2"/>
      <style:text-properties style:font-size-complex="10pt"/>
    </style:style>
    <style:style style:name="P15" style:family="paragraph" style:parent-style-name="List_20_Paragraph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officeooo:rsid="0006125c" officeooo:paragraph-rsid="00101dd6" style:font-size-complex="10pt"/>
    </style:style>
    <style:style style:name="P16" style:family="paragraph" style:parent-style-name="List_20_Paragraph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officeooo:rsid="00049b73" officeooo:paragraph-rsid="00049b73" style:font-size-complex="10pt"/>
    </style:style>
    <style:style style:name="T1" style:family="text">
      <style:text-properties officeooo:rsid="000e9a79"/>
    </style:style>
    <style:style style:name="T2" style:family="text">
      <style:text-properties officeooo:rsid="000eabc3"/>
    </style:style>
    <style:style style:name="T3" style:family="text">
      <style:text-properties officeooo:rsid="00049b7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세미프로젝트 기획안 </text:p>
      <text:p text:style-name="P12">2021년 7월 5일</text:p>
      <text:p text:style-name="P5">과정명: 온·오프 연계 AI활용 지능형 서비스 개발</text:p>
      <text:p text:style-name="P4"/>
      <table:table table:name="표1" table:style-name="표1">
        <table:table-column table:style-name="표1.A"/>
        <table:table-column table:style-name="표1.B"/>
        <table:table-row table:style-name="표1.1">
          <table:table-cell table:style-name="표1.A1" office:value-type="string">
            <text:p text:style-name="P8">이 름</text:p>
          </table:table-cell>
          <table:table-cell table:style-name="표1.B1" office:value-type="string">
            <text:p text:style-name="P6">김두진</text:p>
          </table:table-cell>
        </table:table-row>
        <table:table-row table:style-name="표1.2">
          <table:table-cell table:style-name="표1.A1" office:value-type="string">
            <text:p text:style-name="P8">프로젝트 타이틀</text:p>
          </table:table-cell>
          <table:table-cell table:style-name="표1.B2" office:value-type="string">
            <text:p text:style-name="P7"/>
            <text:p text:style-name="P7">SemiProject</text:p>
          </table:table-cell>
        </table:table-row>
        <table:table-row table:style-name="표1.3">
          <table:table-cell table:style-name="표1.A3" office:value-type="string">
            <text:p text:style-name="P8">프로젝트 주제 <text:line-break/>및 내용</text:p>
            <text:p text:style-name="P9">해결하고자 하는 문제 </text:p>
            <text:p text:style-name="P9">최종 산출물의 청사진</text:p>
          </table:table-cell>
          <table:table-cell table:style-name="표1.B3" office:value-type="string">
            <text:p text:style-name="P14"/>
            <text:p text:style-name="P14"><text:s/>기본적인 게시판의 기능을 구현하며 운영자가 따로 개입하지 않고 사용자들의 의견을 모아 그룹이나 그룹만의 페이지를 만들거나 삭제하는 의사 결정등을 투표로 구현하여 소수의 운영자로 운영이 가능하도록 하고 </text:p>
            <text:p text:style-name="P14">투표라는 시스템을 적극적으로 사용해 사람들간의 교류를 더욱 활발히 하는것을 목표로 한다.</text:p>
          </table:table-cell>
        </table:table-row>
        <table:table-row table:style-name="표1.4">
          <table:table-cell table:style-name="표1.A1" office:value-type="string">
            <text:p text:style-name="P8">프로젝트 수행 방향</text:p>
            <text:p text:style-name="P9">수행 방법/도구</text:p>
          </table:table-cell>
          <table:table-cell table:style-name="표1.B4" office:value-type="string">
            <text:p text:style-name="P10"/>
            <text:p text:style-name="P10"><text:s/>기본적인 게시판을 만들고 거기에 투표의 기능을 추가한다.</text:p>
            <text:p text:style-name="P10">추후 가능하면 추가</text:p>
            <text:p text:style-name="P10"><text:span text:style-name="T1">(ai Api를 이용 </text:span>가능하면 게시판의 성향을 분석 하고 <text:span text:style-name="T1">ai에 글들을 학습시켜 </text:span></text:p>
            <text:p text:style-name="P10">중립적 성향의 글을 .<text:span text:style-name="T1">ai 로 작성하게하여 어느정도 중립을 유지시킨다 ) </text:span><text:s/></text:p>
            <text:p text:style-name="P10"/>
            <text:p text:style-name="P11">기본적으로 sts 툴을 이용하기에 스프링 부트와 메이븐</text:p>
            <text:p text:style-name="P11">DB는 오라클을 사용하고 </text:p>
            <text:p text:style-name="P11">오라클과의 연결은 JDBC를 이용하며 UI 툴은 HTML v5.0을 사용한다 </text:p>
            <text:p text:style-name="P11"/>
            <text:p text:style-name="P11"/>
            <text:p text:style-name="P11">시그업, 로그인, 로그아웃, 탈퇴, 글쓰기, 전채, 테이블, 보기, 페이징</text:p>
            <text:p text:style-name="P15">글불러오기, 글수정, 글삭제, 투표 등록, 투표 테이블 보기, 투표 참가, 세부 테이블 생성, 투표로 인한 세부 테이블 삭제 , <text:span text:style-name="T3">추후 가능하면 추가 (</text:span>네이버 <text:span text:style-name="T1">api 로 글들의 핵심 분석 후 데이터 저장 , 빅데이터와 같이 글들의 성향을분석하여 테이블들의 성향파악, 전채적으로글들을 ai 에게 학습시켜 ai로 중립의 글이라고 생각하는 글을 적게함)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anumBarunGothic" svg:font-family="NanumBarunGothic, 'Apple SD GOthic Neo', san-serif"/>
    <style:font-face style:name="Arial1" svg:font-family="Arial" style:font-family-generic="swiss"/>
    <style:font-face style:name="맑은 고딕" svg:font-family="'맑은 고딕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나눔고딕" svg:font-family="나눔고딕" style:font-family-generic="system" style:font-pitch="variable"/>
    <style:font-face style:name="맑은 고딕1" svg:font-family="'맑은 고딕'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맑은 고딕" fo:font-size="10pt" fo:language="en" fo:country="US" style:letter-kerning="true" style:font-name-asian="맑은 고딕1" style:font-size-asian="10pt" style:language-asian="ko" style:country-asian="KR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11cm" style:writing-mode="lr-tb"/>
      <style:text-properties style:use-window-font-color="true" style:font-name="맑은 고딕" fo:font-size="10pt" fo:language="en" fo:country="US" style:letter-kerning="true" style:font-name-asian="맑은 고딕1" style:font-size-asian="10pt" style:language-asian="ko" style:country-asian="KR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justify" style:justify-single-word="false" fo:orphans="0" fo:widows="0" style:writing-mode="lr-tb"/>
      <style:text-properties style:font-name="맑은 고딕" fo:font-family="'맑은 고딕'" style:font-family-generic="roman" style:font-pitch="variable" style:font-name-asian="맑은 고딕1" style:font-family-asian="'맑은 고딕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바탕" style:font-family-asian="바탕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맑은 고딕" fo:font-family="'맑은 고딕'" style:font-family-generic="roman" style:font-pitch="variable" fo:font-size="9pt" style:font-name-asian="맑은 고딕1" style:font-family-asian="'맑은 고딕'" style:font-family-generic-asian="system" style:font-pitch-asian="variable" style:font-size-asian="9pt" style:font-name-complex="Tahoma" style:font-family-complex="Tahoma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41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바닥글_20_Char" style:display-name="바닥글 Char" style:family="text" style:parent-style-name="Default_20_Paragraph_20_Font">
      <style:text-properties style:font-name="맑은 고딕" fo:font-family="'맑은 고딕'" style:font-family-generic="roman" style:font-pitch="variable" style:font-name-asian="맑은 고딕1" style:font-family-asian="'맑은 고딕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머리글_20_Char" style:display-name="머리글 Char" style:family="text" style:parent-style-name="Default_20_Paragraph_20_Font">
      <style:text-properties style:font-name="맑은 고딕" fo:font-family="'맑은 고딕'" style:font-family-generic="roman" style:font-pitch="variable" style:font-name-asian="맑은 고딕1" style:font-family-asian="'맑은 고딕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풍선_20_도움말_20_텍스트_20_Char" style:display-name="풍선 도움말 텍스트 Char" style:family="text" style:parent-style-name="Default_20_Paragraph_20_Font">
      <style:text-properties style:font-name="맑은 고딕" fo:font-family="'맑은 고딕'" style:font-family-generic="roman" style:font-pitch="variable" fo:font-size="9pt" style:font-name-asian="맑은 고딕1" style:font-family-asian="'맑은 고딕'" style:font-family-generic-asian="system" style:font-pitch-asian="variable" style:font-size-asian="9pt" style:font-name-complex="Tahoma" style:font-family-complex="Tahoma" style:font-family-generic-complex="system" style:font-pitch-complex="variable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9pt" fo:font-weight="bold" style:font-size-asian="9pt" style:font-weight-asian="bold"/>
    </style:style>
    <style:style style:name="MP2" style:family="paragraph" style:parent-style-name="Footer">
      <style:paragraph-properties fo:text-align="start" style:justify-single-word="false"/>
    </style:style>
    <style:style style:name="MP3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3cm" fo:margin-bottom="0.9cm" fo:margin-left="2.3cm" fo:margin-right="2.3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01cm" fo:margin-left="0cm" fo:margin-right="0cm" fo:margin-bottom="1.101cm" style:dynamic-spacing="true"/>
      </style:header-style>
      <style:footer-style>
        <style:header-footer-properties fo:min-height="1.201cm" fo:margin-left="0cm" fo:margin-right="0cm" fo:margin-top="1.1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디지털 핵심 실무인재 양성사업</text:p>
        <text:p text:style-name="Header"/>
      </style:header>
      <style:footer>
        <text:p text:style-name="MP2"><draw:frame draw:style-name="Mfr1" draw:name="그림 8" text:anchor-type="as-char" svg:width="2.752cm" svg:height="0.6cm" draw:z-index="0"><draw:image xlink:href="Pictures/100000000000015B000000485DC43FB8E43D90F0.png" xlink:type="simple" xlink:show="embed" xlink:actuate="onLoad" loext:mime-type="image/png"/></draw:frame><text:s text:c="63"/></text:p>
      </style:footer>
    </style:master-page>
    <style:master-page style:name="First_20_Page" style:display-name="First Page" style:page-layout-name="Mpm2" style:next-style-name="Standard">
      <style:footer>
        <text:p text:style-name="MP3"><text:page-number text:select-page="current">0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사용자</meta:initial-creator>
    <meta:editing-cycles>18</meta:editing-cycles>
    <meta:creation-date>2021-03-10T04:28:00</meta:creation-date>
    <dc:date>2021-07-14T16:36:38.853000000</dc:date>
    <meta:editing-duration>PT9H47M12S</meta:editing-duration>
    <meta:generator>Neat_Office/6.2.8.2$Windows_x86 LibreOffice_project/</meta:generator>
    <meta:document-statistic meta:table-count="1" meta:image-count="1" meta:object-count="0" meta:page-count="1" meta:paragraph-count="26" meta:word-count="553" meta:character-count="821" meta:non-whitespace-character-count="59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NSCPROP" meta:value-type="string">NSCCustomProperty</meta:user-defined>
    <meta:user-defined meta:name="NSCPROP_SA" meta:value-type="string">\\26.2.118.83\Share\08.정부지원\☆ 4차산업혁명선도인력양성사업\＃4차 운영\[] 6기\99. (과정1) 서비스 머신러닝\11. 세미프로젝트\세미프로젝트 1차 기획안(양식).docx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